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11.864cm" fo:min-width="11.497cm" fo:wrap-option="no-wrap"/>
      <style:paragraph-properties style:writing-mode="lr-tb"/>
    </style:style>
    <style:style style:name="gr2" style:family="graphic" style:parent-style-name="standard">
      <style:graphic-properties draw:auto-grow-height="false" fo:min-height="25.778cm" fo:min-width="14.383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48cm" fo:min-width="3.88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48cm" fo:min-width="4.15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92cm" fo:min-width="4.06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2cm" fo:min-width="3.88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92cm" fo:min-width="4.066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63cm" fo:min-width="4.246cm"/>
      <style:paragraph-properties style:writing-mode="lr-tb"/>
    </style:style>
    <style:style style:name="gr11" style:family="graphic" style:parent-style-name="standard">
      <style:graphic-properties draw:auto-grow-height="false" fo:min-height="4.826cm" fo:min-width="5.276cm" fo:wrap-option="no-wrap"/>
      <style:paragraph-properties style:writing-mode="lr-tb"/>
    </style:style>
    <style:style style:name="gr12" style:family="graphic" style:parent-style-name="standard">
      <style:graphic-properties draw:auto-grow-height="false" fo:min-height="13.851cm" fo:min-width="7.301cm" fo:wrap-option="no-wrap"/>
      <style:paragraph-properties style:writing-mode="lr-tb"/>
    </style:style>
    <style:style style:name="gr13" style:family="graphic" style:parent-style-name="standard">
      <style:graphic-properties draw:auto-grow-height="false" fo:min-height="1.951cm" fo:min-width="7.301cm" fo:wrap-option="no-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083cm" svg:height="12.2cm" svg:x="2.8cm" svg:y="1.7cm">
          <text:p text:style-name="P1">Client A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7.600143703969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5.055cm" svg:height="26.2cm" svg:x="24cm" svg:y="1.6cm">
          <text:p text:style-name="P1">Server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24.16022992635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2" xml:id="id1" draw:id="id1" draw:layer="layout" svg:width="4.388cm" svg:height="1.798cm" svg:x="8.8cm" svg:y="3.242cm">
          <text:p text:style-name="P2">RoomManager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656cm" svg:height="1.798cm" svg:x="30.344cm" svg:y="3.2cm">
          <text:p text:style-name="P2">RoomManagerAI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4.567cm" svg:height="1.542cm" svg:x="25.387cm" svg:y="6.052cm">
          <text:p text:style-name="P2">DroomAI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4.388cm" svg:height="1.67cm" svg:x="8.8cm" svg:y="6.068cm">
          <text:p text:style-name="P2">DRoom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567cm" svg:height="1.542cm" svg:x="25.429cm" svg:y="11.422cm">
          <text:p text:style-name="P2">DPieceAI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566cm" svg:height="1.542cm" svg:x="25.34cm" svg:y="9.174cm">
          <text:p text:style-name="P2">DPlayerAI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567cm" svg:height="1.542cm" svg:x="8.979cm" svg:y="10.628cm">
          <text:p text:style-name="P2">DPiece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4.567cm" svg:height="1.542cm" svg:x="8.889cm" svg:y="8.38cm">
          <text:p text:style-name="P2">DPlayer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3.188cm" svg:y1="4.141cm" svg:x2="30.344cm" svg:y2="4.099cm" draw:start-shape="id1" draw:start-glue-point="1" draw:end-shape="id2" draw:end-glue-point="3" svg:d="M13188 4141l17156-42" svg:viewBox="0 0 17157 43">
          <text:p/>
        </draw:connector>
        <draw:connector draw:style-name="gr9" draw:text-style-name="P3" draw:layer="layout" draw:line-skew="0.037cm" svg:x1="32.672cm" svg:y1="4.998cm" svg:x2="29.954cm" svg:y2="6.823cm" draw:end-shape="id3" draw:end-glue-point="1" svg:d="M32672 4998h-1072v1825h-1646" svg:viewBox="0 0 2719 1826">
          <text:p/>
        </draw:connector>
        <draw:connector draw:style-name="gr9" draw:text-style-name="P3" draw:layer="layout" draw:line-skew="0.06cm" svg:x1="32.672cm" svg:y1="4.998cm" svg:x2="29.906cm" svg:y2="9.945cm" draw:end-shape="id4" draw:end-glue-point="1" svg:d="M32672 4998h-1072v4947h-1694" svg:viewBox="0 0 2767 4948">
          <text:p/>
        </draw:connector>
        <draw:connector draw:style-name="gr9" draw:text-style-name="P3" draw:layer="layout" draw:line-skew="0.016cm" svg:x1="32.672cm" svg:y1="4.998cm" svg:x2="29.996cm" svg:y2="12.193cm" draw:end-shape="id5" draw:end-glue-point="1" svg:d="M32672 4998h-1072v7195h-1604" svg:viewBox="0 0 2677 7196">
          <text:p/>
        </draw:connector>
        <draw:connector draw:style-name="gr9" draw:text-style-name="P3" draw:layer="layout" draw:type="line" svg:x1="25.429cm" svg:y1="12.193cm" svg:x2="13.546cm" svg:y2="11.399cm" draw:start-shape="id5" draw:start-glue-point="3" draw:end-shape="id6" draw:end-glue-point="1" svg:d="M25429 12193l-11883-794" svg:viewBox="0 0 11884 795">
          <text:p/>
        </draw:connector>
        <draw:connector draw:style-name="gr9" draw:text-style-name="P3" draw:layer="layout" draw:type="line" svg:x1="25.34cm" svg:y1="9.945cm" svg:x2="13.456cm" svg:y2="9.151cm" draw:start-shape="id4" draw:start-glue-point="3" draw:end-shape="id7" draw:end-glue-point="1" svg:d="M25340 9945l-11884-794" svg:viewBox="0 0 11885 795">
          <text:p/>
        </draw:connector>
        <draw:connector draw:style-name="gr9" draw:text-style-name="P3" draw:layer="layout" draw:type="line" svg:x1="25.387cm" svg:y1="6.823cm" svg:x2="13.188cm" svg:y2="6.903cm" draw:start-shape="id3" draw:start-glue-point="3" draw:end-shape="id8" draw:end-glue-point="1" svg:d="M25387 6823l-12199 80" svg:viewBox="0 0 12200 81">
          <text:p/>
        </draw:connector>
        <draw:custom-shape draw:style-name="gr10" draw:text-style-name="P2" xml:id="id9" draw:id="id9" draw:layer="layout" svg:width="4.746cm" svg:height="1.413cm" svg:x="3.248cm" svg:y="6.26cm">
          <text:p text:style-name="P2">relatedObjectMgr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10.994cm" svg:y1="6.068cm" svg:x2="10.994cm" svg:y2="5.04cm" draw:start-shape="id8" draw:start-glue-point="0" draw:end-shape="id1" draw:end-glue-point="2" svg:d="M10994 6068v-1028" svg:viewBox="0 0 1 1029">
          <text:p/>
        </draw:connector>
        <draw:connector draw:style-name="gr9" draw:text-style-name="P3" draw:layer="layout" svg:x1="8.979cm" svg:y1="11.399cm" svg:x2="5.621cm" svg:y2="7.673cm" draw:start-shape="id6" draw:start-glue-point="3" draw:end-shape="id9" draw:end-glue-point="2" svg:d="M8979 11399h-3358v-3726" svg:viewBox="0 0 3359 3727">
          <text:p/>
        </draw:connector>
        <draw:connector draw:style-name="gr9" draw:text-style-name="P3" draw:layer="layout" svg:x1="8.889cm" svg:y1="9.151cm" svg:x2="5.621cm" svg:y2="7.673cm" draw:start-shape="id7" draw:start-glue-point="3" draw:end-shape="id9" draw:end-glue-point="2" svg:d="M8889 9151h-3268v-1478" svg:viewBox="0 0 3269 1479">
          <text:p/>
        </draw:connector>
        <draw:connector draw:style-name="gr9" draw:text-style-name="P3" draw:layer="layout" svg:x1="5.621cm" svg:y1="6.26cm" svg:x2="8.8cm" svg:y2="4.141cm" draw:start-shape="id9" draw:start-glue-point="0" draw:end-shape="id1" draw:end-glue-point="3" svg:d="M5621 6260v-2119h3179" svg:viewBox="0 0 3180 2120">
          <text:p/>
        </draw:connector>
        <draw:custom-shape draw:style-name="gr1" draw:text-style-name="P1" draw:layer="layout" svg:width="12.083cm" svg:height="12.2cm" svg:x="2.917cm" svg:y="15.1cm">
          <text:p text:style-name="P1">Client B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7.600143703969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2" xml:id="id11" draw:id="id11" draw:layer="layout" svg:width="4.388cm" svg:height="1.798cm" svg:x="8.945cm" svg:y="16.642cm">
          <text:p text:style-name="P2">RoomManager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388cm" svg:height="1.67cm" svg:x="8.945cm" svg:y="19.468cm">
          <text:p text:style-name="P2">DRoom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4.567cm" svg:height="1.542cm" svg:x="9.124cm" svg:y="24.028cm">
          <text:p text:style-name="P2">DPiece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4.567cm" svg:height="1.542cm" svg:x="9.034cm" svg:y="21.78cm">
          <text:p text:style-name="P2">DPlayer</text:p>
          <draw:enhanced-geometry svg:viewBox="0 0 21600 21600" draw:type="rectangle" draw:enhanced-path="M 0 0 L 21600 0 21600 21600 0 21600 0 0 Z N"/>
        </draw:custom-shape>
        <draw:custom-shape draw:style-name="gr10" draw:text-style-name="P2" xml:id="id13" draw:id="id13" draw:layer="layout" svg:width="4.746cm" svg:height="1.413cm" svg:x="3.393cm" svg:y="19.66cm">
          <text:p text:style-name="P2">relatedObjectMgr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11.139cm" svg:y1="19.468cm" svg:x2="11.139cm" svg:y2="18.44cm" draw:start-shape="id10" draw:start-glue-point="0" draw:end-shape="id11" draw:end-glue-point="2" svg:d="M11139 19468v-1028" svg:viewBox="0 0 1 1029">
          <text:p/>
        </draw:connector>
        <draw:connector draw:style-name="gr9" draw:text-style-name="P3" draw:layer="layout" svg:x1="9.124cm" svg:y1="24.799cm" svg:x2="5.766cm" svg:y2="21.073cm" draw:start-shape="id12" draw:start-glue-point="3" draw:end-shape="id13" draw:end-glue-point="2" svg:d="M9124 24799h-3358v-3726" svg:viewBox="0 0 3359 3727">
          <text:p/>
        </draw:connector>
        <draw:connector draw:style-name="gr9" draw:text-style-name="P3" draw:layer="layout" svg:x1="9.034cm" svg:y1="22.551cm" svg:x2="5.766cm" svg:y2="21.073cm" draw:start-shape="id14" draw:start-glue-point="3" draw:end-shape="id13" draw:end-glue-point="2" svg:d="M9034 22551h-3268v-1478" svg:viewBox="0 0 3269 1479">
          <text:p/>
        </draw:connector>
        <draw:connector draw:style-name="gr9" draw:text-style-name="P3" draw:layer="layout" svg:x1="5.766cm" svg:y1="19.66cm" svg:x2="8.945cm" svg:y2="17.541cm" draw:start-shape="id13" draw:start-glue-point="0" draw:end-shape="id11" draw:end-glue-point="3" svg:d="M5766 19660v-2119h3179" svg:viewBox="0 0 3180 2120">
          <text:p/>
        </draw:connector>
        <draw:connector draw:style-name="gr9" draw:text-style-name="P3" draw:layer="layout" draw:type="line" svg:x1="13.333cm" svg:y1="17.541cm" svg:x2="30.344cm" svg:y2="4.099cm" draw:start-shape="id11" draw:start-glue-point="1" draw:end-shape="id2" draw:end-glue-point="3" svg:d="M13333 17541l17011-13442" svg:viewBox="0 0 17012 13443">
          <text:p/>
        </draw:connector>
        <draw:custom-shape draw:style-name="gr5" draw:text-style-name="P2" xml:id="id16" draw:id="id16" draw:layer="layout" svg:width="4.567cm" svg:height="1.542cm" svg:x="25.543cm" svg:y="16.942cm">
          <text:p text:style-name="P2">DPieceAI</text:p>
          <draw:enhanced-geometry svg:viewBox="0 0 21600 21600" draw:type="rectangle" draw:enhanced-path="M 0 0 L 21600 0 21600 21600 0 21600 0 0 Z N"/>
        </draw:custom-shape>
        <draw:custom-shape draw:style-name="gr7" draw:text-style-name="P2" xml:id="id15" draw:id="id15" draw:layer="layout" svg:width="4.566cm" svg:height="1.542cm" svg:x="25.454cm" svg:y="14.694cm">
          <text:p text:style-name="P2">DPlayerAI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32.672cm" svg:y1="4.998cm" svg:x2="30.02cm" svg:y2="15.465cm" draw:end-shape="id15" draw:end-glue-point="1" svg:d="M32672 4998h-1075v10467h-1577" svg:viewBox="0 0 2653 10468">
          <text:p/>
        </draw:connector>
        <draw:connector draw:style-name="gr9" draw:text-style-name="P3" xml:id="id17" draw:id="id17" draw:layer="layout" svg:x1="32.672cm" svg:y1="4.998cm" svg:x2="30.11cm" svg:y2="17.713cm" draw:end-shape="id16" draw:end-glue-point="1" svg:d="M32672 4998h-1031v12715h-1531" svg:viewBox="0 0 2563 12716">
          <text:p/>
        </draw:connector>
        <draw:connector draw:style-name="gr9" draw:text-style-name="P3" draw:layer="layout" draw:type="line" svg:x1="25.387cm" svg:y1="6.823cm" svg:x2="13.333cm" svg:y2="20.303cm" draw:start-shape="id3" draw:start-glue-point="3" draw:end-shape="id10" draw:end-glue-point="1" svg:d="M25387 6823l-12054 13480" svg:viewBox="0 0 12055 13481">
          <text:p/>
        </draw:connector>
        <draw:custom-shape draw:style-name="gr11" draw:text-style-name="P1" draw:layer="layout" svg:width="5.9cm" svg:height="5.2cm" svg:x="24.754cm" svg:y="8.194cm">
          <text:p text:style-name="P1">Join A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59.1528812943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5.9cm" svg:height="5.2cm" svg:x="24.754cm" svg:y="13.594cm">
          <text:p text:style-name="P1">Join B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59.1528812943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9" draw:text-style-name="P3" draw:layer="layout" draw:type="line" svg:x1="25.454cm" svg:y1="15.465cm" svg:x2="13.601cm" svg:y2="22.551cm" draw:start-shape="id15" draw:start-glue-point="3" draw:end-shape="id14" draw:end-glue-point="1" svg:d="M25454 15465l-11853 7086" svg:viewBox="0 0 11854 7087">
          <text:p/>
        </draw:connector>
        <draw:connector draw:style-name="gr9" draw:text-style-name="P3" draw:layer="layout" draw:type="line" svg:x1="25.543cm" svg:y1="17.713cm" svg:x2="13.691cm" svg:y2="24.799cm" draw:start-shape="id16" draw:start-glue-point="3" draw:end-shape="id12" draw:end-glue-point="1" svg:d="M25543 17713l-11852 7086" svg:viewBox="0 0 11853 7087">
          <text:p/>
        </draw:connector>
        <draw:custom-shape draw:style-name="gr12" draw:text-style-name="P1" draw:layer="layout" svg:width="7.8cm" svg:height="14.1cm" svg:x="24.4cm" svg:y="5.1cm">
          <text:p text:style-name="P1">Room 1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text-style-name="P1" xml:id="id18" draw:id="id18" draw:layer="layout" svg:width="7.8cm" svg:height="2.2cm" svg:x="24.4cm" svg:y="19.7cm">
          <text:p text:style-name="P1">Room 2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text-style-name="P1" xml:id="id19" draw:id="id19" draw:layer="layout" svg:width="7.8cm" svg:height="2.2cm" svg:x="24.4cm" svg:y="22.4cm">
          <text:p text:style-name="P1">Room 3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text-style-name="P1" xml:id="id20" draw:id="id20" draw:layer="layout" svg:width="7.8cm" svg:height="2.2cm" svg:x="24.4cm" svg:y="25cm">
          <text:p text:style-name="P1">Room ...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9" draw:text-style-name="P3" draw:layer="layout" svg:x1="32.672cm" svg:y1="4.998cm" svg:x2="32.2cm" svg:y2="20.8cm" draw:start-shape="id17" draw:start-glue-point="2" draw:end-shape="id18" draw:end-glue-point="1" svg:d="M32672 4998h501v15802h-973" svg:viewBox="0 0 974 15803">
          <text:p/>
        </draw:connector>
        <draw:connector draw:style-name="gr9" draw:text-style-name="P3" draw:layer="layout" draw:line-skew="0.498cm" svg:x1="32.673cm" svg:y1="5.073cm" svg:x2="32.2cm" svg:y2="23.5cm" draw:end-shape="id19" draw:end-glue-point="1" svg:d="M32673 5073h527v18427h-1000" svg:viewBox="0 0 1001 18428">
          <text:p/>
        </draw:connector>
        <draw:connector draw:style-name="gr9" draw:text-style-name="P3" draw:layer="layout" draw:line-skew="0.498cm" svg:x1="32.673cm" svg:y1="5.073cm" svg:x2="32.2cm" svg:y2="26.1cm" draw:end-shape="id20" draw:end-glue-point="1" svg:d="M32673 5073h527v21027h-1000" svg:viewBox="0 0 1001 2102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ireclaw </meta:initial-creator>
    <meta:creation-date>2020-06-19T21:13:57.780043846</meta:creation-date>
    <dc:date>2020-07-26T20:57:49.690036678</dc:date>
    <dc:creator>Fireclaw </dc:creator>
    <meta:editing-duration>PT10H53M13S</meta:editing-duration>
    <meta:editing-cycles>3</meta:editing-cycles>
    <meta:generator>LibreOffice/6.4.4.2$Linux_X86_64 LibreOffice_project/40$Build-2</meta:generator>
    <meta:document-statistic meta:object-count="49"/>
  </office:meta>
</office:document-meta>
</file>